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NU 3.0 Developer log day 17</text:p>
      <text:p text:style-name="Standard">After some research, I decided that I need to put a little less focus on customizing menus and such and work on making the foundation for a good algorithm. There are lots of variables and conditions that go into the SNU algorithm, and it is going to take YEARS to implemeent</text:p>
      <text:p text:style-name="Standard">I am really hoping I don't have to make another re-write, 3 versions is already alot. It took Microsoft 3 tries for Windows, and they got it on the third try. I haven't been as lucky yet, however none of my projects have been publically released</text:p>
      <text:p text:style-name="Standard">SNU 3 has a chance, maybe even SNU 1 if Google can give me my website back already. It just won't let me download it</text:p>
      <text:p text:style-name="Standard">Sean Patrick Myrick on February 16th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09:56:48.768000000</meta:creation-date>
    <dc:date>2019-02-17T09:57:55.224000000</dc:date>
    <meta:editing-duration>PT1M8S</meta:editing-duration>
    <meta:editing-cycles>1</meta:editing-cycles>
    <meta:document-statistic meta:table-count="0" meta:image-count="0" meta:object-count="0" meta:page-count="1" meta:paragraph-count="5" meta:word-count="135" meta:character-count="704" meta:non-whitespace-character-count="574"/>
    <meta:generator>LibreOffice/6.1.2.1$Windows_X86_64 LibreOffice_project/65905a128db06ba48db947242809d14d3f9a93fe</meta:generator>
  </office:meta>
</office:document-meta>
</file>